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B40000002A4A063BC5A48453D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Liberation Serif1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425cm" fo:margin-left="-0.333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2.037cm"/>
    </style:style>
    <style:style style:name="Таблица1.C" style:family="table-column">
      <style:table-column-properties style:column-width="3.387cm"/>
    </style:style>
    <style:style style:name="Таблица1.D" style:family="table-column">
      <style:table-column-properties style:column-width="3.413cm"/>
    </style:style>
    <style:style style:name="Таблица1.E" style:family="table-column">
      <style:table-column-properties style:column-width="3.48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89cm" fo:margin-left="-0.36cm" table:align="left"/>
    </style:style>
    <style:style style:name="Таблица2.A" style:family="table-column">
      <style:table-column-properties style:column-width="4.63cm"/>
    </style:style>
    <style:style style:name="Таблица2.B" style:family="table-column">
      <style:table-column-properties style:column-width="4.233cm"/>
    </style:style>
    <style:style style:name="Таблица2.C" style:family="table-column">
      <style:table-column-properties style:column-width="4.26cm"/>
    </style:style>
    <style:style style:name="Таблица2.D" style:family="table-column">
      <style:table-column-properties style:column-width="4.36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301dd6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2fe698d" officeooo:paragraph-rsid="0303678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50c2a" officeooo:paragraph-rsid="0303678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301dd6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65a29" officeooo:paragraph-rsid="0303678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69473" officeooo:paragraph-rsid="03036ad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50c2a" officeooo:paragraph-rsid="03036ad2" style:font-size-asian="14pt" style:font-weight-asian="normal" style:font-size-complex="14pt" style:font-weight-complex="normal"/>
    </style:style>
    <style:style style:name="P8" style:family="paragraph" style:parent-style-name="Horizontal_20_Line">
      <style:text-properties officeooo:rsid="0214ba5b"/>
    </style:style>
    <style:style style:name="P9" style:family="paragraph" style:parent-style-name="Footer">
      <style:paragraph-properties fo:text-align="end" style:justify-single-word="false"/>
      <style:text-properties officeooo:rsid="0214ba5b" officeooo:paragraph-rsid="0214ba5b"/>
    </style:style>
    <style:style style:name="P10" style:family="paragraph" style:parent-style-name="Footer">
      <style:paragraph-properties fo:text-align="center" style:justify-single-word="false"/>
      <style:text-properties officeooo:rsid="020f2cac" officeooo:paragraph-rsid="020f2cac"/>
    </style:style>
    <style:style style:name="P11" style:family="paragraph" style:parent-style-name="Header">
      <style:text-properties fo:font-style="italic" fo:font-weight="bold" officeooo:rsid="0300c661" officeooo:paragraph-rsid="0300c661" style:font-style-asian="italic" style:font-weight-asian="bold" style:font-style-complex="italic" style:font-weight-complex="bold"/>
    </style:style>
    <style:style style:name="P12" style:family="paragraph" style:parent-style-name="Title">
      <style:text-properties officeooo:paragraph-rsid="00b3cc8a"/>
    </style:style>
    <style:style style:name="P13" style:family="paragraph" style:parent-style-name="Title">
      <style:text-properties fo:font-style="italic" fo:font-weight="bold" officeooo:rsid="01693fe6" officeooo:paragraph-rsid="00b3cc8a" style:font-style-asian="italic" style:font-weight-asian="bold" style:font-style-complex="italic" style:font-weight-complex="bold"/>
    </style:style>
    <style:style style:name="P14" style:family="paragraph" style:parent-style-name="Title">
      <style:text-properties officeooo:rsid="02fe698d" officeooo:paragraph-rsid="02fe698d"/>
    </style:style>
    <style:style style:name="P15" style:family="paragraph" style:parent-style-name="Text_20_body">
      <style:paragraph-properties fo:break-before="page"/>
      <style:text-properties officeooo:rsid="00b3cc8a" officeooo:paragraph-rsid="00b3cc8a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0169473" officeooo:paragraph-rsid="03036ad2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150c2a" officeooo:paragraph-rsid="03036ad2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152267" officeooo:paragraph-rsid="03036ad2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paragraph-rsid="03036ad2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165a29" officeooo:paragraph-rsid="03036ad2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169473" officeooo:paragraph-rsid="03036ad2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fo:language="en" fo:country="US" officeooo:rsid="00152267" officeooo:paragraph-rsid="03036ad2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fo:language="en" fo:country="US" officeooo:rsid="00165a29" officeooo:paragraph-rsid="03036ad2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fo:language="en" fo:country="US" officeooo:rsid="00169473" officeooo:paragraph-rsid="03036ad2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fo:language="ru" fo:country="RU" officeooo:rsid="00165a29" officeooo:paragraph-rsid="03036ad2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fo:language="ru" fo:country="RU" officeooo:rsid="00169473" officeooo:paragraph-rsid="03036ad2" style:font-size-asian="14pt" style:font-size-complex="14pt"/>
    </style:style>
    <style:style style:name="P28" style:family="paragraph" style:parent-style-name="Title" style:master-page-name="First_20_Page">
      <style:paragraph-properties style:page-number="auto"/>
      <style:text-properties officeooo:paragraph-rsid="00b3cc8a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style:font-name="Liberation Serif" fo:font-size="14pt" officeooo:paragraph-rsid="02fe698d" style:font-size-asian="14pt" style:font-size-complex="14pt"/>
    </style:style>
    <style:style style:name="P31" style:family="paragraph" style:parent-style-name="Heading_20_1">
      <style:text-properties fo:font-size="14pt" style:font-size-asian="14pt" style:font-size-complex="14pt"/>
    </style:style>
    <style:style style:name="P32" style:family="paragraph" style:parent-style-name="Heading_20_1">
      <style:paragraph-properties fo:break-before="page"/>
      <style:text-properties style:font-name="Liberation Serif" fo:font-size="14pt" officeooo:paragraph-rsid="02fe698d" style:font-size-asian="14pt" style:font-size-complex="14pt"/>
    </style:style>
    <style:style style:name="P33" style:family="paragraph" style:parent-style-name="Standard">
      <style:paragraph-properties fo:text-align="end" style:justify-single-word="false"/>
      <style:text-properties fo:color="#2a6099" fo:font-size="16pt" fo:font-weight="normal" officeooo:rsid="02fe698d" officeooo:paragraph-rsid="0301dd62" style:font-size-asian="16pt" style:font-weight-asian="normal" style:font-size-complex="16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officeooo:paragraph-rsid="03036781" style:font-size-asian="14pt" style:font-size-complex="14pt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4pt" officeooo:rsid="00172ee1" officeooo:paragraph-rsid="03036781" style:font-size-asian="14pt" style:font-size-complex="14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4pt" officeooo:rsid="00172ee1" officeooo:paragraph-rsid="03036781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6pt" officeooo:paragraph-rsid="0301dd62" style:font-size-asian="16pt" style:font-size-complex="16pt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150c2a" officeooo:paragraph-rsid="03036781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ize="14pt" officeooo:rsid="02fe698d" officeooo:paragraph-rsid="02fe698d" style:font-size-asian="14pt" style:font-size-complex="14pt"/>
    </style:style>
    <style:style style:name="P41" style:family="paragraph" style:parent-style-name="Text_20_body">
      <style:text-properties fo:font-size="14pt" style:font-size-asian="14pt" style:font-size-complex="14pt"/>
    </style:style>
    <style:style style:name="P42" style:family="paragraph" style:parent-style-name="Text_20_body">
      <style:text-properties fo:font-size="14pt" officeooo:paragraph-rsid="02fe698d" style:font-size-asian="14pt" style:font-size-complex="14pt"/>
    </style:style>
    <style:style style:name="P43" style:family="paragraph" style:parent-style-name="Text_20_body">
      <style:text-properties fo:font-size="14pt" officeooo:rsid="02fef82d" officeooo:paragraph-rsid="02fef82d" style:font-size-asian="14pt" style:font-size-complex="14pt"/>
    </style:style>
    <style:style style:name="P44" style:family="paragraph" style:parent-style-name="Text_20_body">
      <style:text-properties officeooo:paragraph-rsid="02fe698d"/>
    </style:style>
    <style:style style:name="T1" style:family="text">
      <style:text-properties officeooo:rsid="0301dd62"/>
    </style:style>
    <style:style style:name="T2" style:family="text">
      <style:text-properties officeooo:rsid="02fe698d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officeooo:rsid="00172ee1"/>
    </style:style>
    <style:style style:name="T5" style:family="text">
      <style:text-properties officeooo:rsid="00178bf7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69473"/>
    </style:style>
    <style:style style:name="T8" style:family="text">
      <style:text-properties officeooo:rsid="00165a29"/>
    </style:style>
    <style:style style:name="T9" style:family="text">
      <style:text-properties fo:language="en" fo:country="US"/>
    </style:style>
    <style:style style:name="T10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тест" text:name="Тема"/>
      </text:user-field-decls>
      <text:p text:style-name="P28"/>
      <text:p text:style-name="P1">Московская предпрофессиональная олимпиада школьников</text:p>
      <text:p text:style-name="P4"/>
      <text:p text:style-name="P4"/>
      <text:p text:style-name="P4"/>
      <text:p text:style-name="P4">Кейсовые задачи.</text:p>
      <text:p text:style-name="P4">Инженерно-конструкторское направление. Профиль Информационные технологии</text:p>
      <text:p text:style-name="P12"/>
      <text:p text:style-name="P12"/>
      <text:p text:style-name="P13"/>
      <text:p text:style-name="P14"/>
      <text:p text:style-name="P3"/>
      <text:p text:style-name="P3">Кейс №5</text:p>
      <text:p text:style-name="P2">Сбор и обработка данных температуры</text:p>
      <text:p text:style-name="P1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6"><text:a xlink:type="simple" xlink:href="#__RefHeading___Toc1228_1083481191" text:style-name="Index_20_Link" text:visited-style-name="Index_20_Link">1. Анализ технических требований<text:tab/>3</text:a></text:p>
          <text:p text:style-name="P16"><text:a xlink:type="simple" xlink:href="#__RefHeading___Toc1140_1083481191" text:style-name="Index_20_Link" text:visited-style-name="Index_20_Link">2. Обоснование выбора языка программирования и используемых программных средств<text:tab/>3</text:a></text:p>
          <text:p text:style-name="P16"><text:a xlink:type="simple" xlink:href="#__RefHeading___Toc2560_2438665916" text:style-name="Index_20_Link" text:visited-style-name="Index_20_Link">3. Описание основных этапов разработки<text:tab/>4</text:a></text:p>
          <text:p text:style-name="P16"><text:a xlink:type="simple" xlink:href="#__RefHeading___Toc2562_2438665916" text:style-name="Index_20_Link" text:visited-style-name="Index_20_Link">4. Структурная и функциональная и схема<text:tab/>4</text:a></text:p>
          <text:p text:style-name="P16"><text:a xlink:type="simple" xlink:href="#__RefHeading___Toc2564_2438665916" text:style-name="Index_20_Link" text:visited-style-name="Index_20_Link">5. Алгоритм работы программного продукта<text:tab/>4</text:a></text:p>
          <text:p text:style-name="P16"><text:a xlink:type="simple" xlink:href="#__RefHeading___Toc2566_2438665916" text:style-name="Index_20_Link" text:visited-style-name="Index_20_Link">6. Описание проведенных испытаний в соответствии с регламентом кейса<text:tab/>4</text:a></text:p>
          <text:p text:style-name="P16"><text:a xlink:type="simple" xlink:href="#__RefHeading___Toc2568_2438665916" text:style-name="Index_20_Link" text:visited-style-name="Index_20_Link">7. Результаты разработки<text:tab/>4</text:a></text:p>
          <text:p text:style-name="P16"><text:a xlink:type="simple" xlink:href="#__RefHeading___Toc2570_2438665916" text:style-name="Index_20_Link" text:visited-style-name="Index_20_Link">8. Программный код<text:tab/>4</text:a></text:p>
        </text:index-body>
      </text:table-of-content>
      <text:p text:style-name="Header_20_right"/>
      <text:h text:style-name="P32" text:outline-level="1"><text:bookmark-start text:name="__RefHeading___Toc1228_1083481191"/>Анализ технических требований<text:bookmark-end text:name="__RefHeading___Toc1228_1083481191"/></text:h>
      <text:p text:style-name="P5">Проанализировав условия кейса наша команда определила некоторые технические требования для выполнения задачи:</text:p>
      <text:list xml:id="list4032138815" text:style-name="L1">
        <text:list-item>
          <text:p text:style-name="P34"><text:span text:style-name="T4">Необходимо разработать программный модуль, выполняющий сбор данных <text:s/>от внешнего сервиса </text:span><text:span text:style-name="T5">и </text:span><text:span text:style-name="T4">методы </text:span><text:span text:style-name="T5">их </text:span><text:span text:style-name="T4">обработки <text:s/></text:span></text:p>
        </text:list-item>
      </text:list>
      <text:list xml:id="list4093761632" text:style-name="L2">
        <text:list-item>
          <text:p text:style-name="P35">Обеспечить хранение данных в БД</text:p>
        </text:list-item>
        <text:list-item>
          <text:p text:style-name="P35">Реализовать программный модуль работы (с клиентскими запросами) по обработке клиентских запросов </text:p>
        </text:list-item>
        <text:list-item>
          <text:p text:style-name="P35">Разработать графический интерфейс пользователя</text:p>
        </text:list-item>
        <text:list-item>
          <text:p text:style-name="P36">Произвести тестирование программного продукта </text:p>
        </text:list-item>
      </text:list>
      <text:p text:style-name="P40"/>
      <text:h text:style-name="P30" text:outline-level="1"><text:bookmark-start text:name="__RefHeading___Toc1140_1083481191"/>Обоснование выбора языка программирования и используемых программных средств<text:bookmark-end text:name="__RefHeading___Toc1140_1083481191"/></text:h>
      <text:p text:style-name="P44"><text:span text:style-name="T3"/></text:p>
      <text:p text:style-name="P7">Выбор <text:span text:style-name="T6">инструмен</text:span><text:span text:style-name="T7">т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8">Критерий\название </text:p>
          </table:table-cell>
          <table:table-cell table:style-name="Таблица1.A1" office:value-type="string">
            <text:p text:style-name="P23">Pyt<text:span text:style-name="T8">h</text:span>on</text:p>
          </table:table-cell>
          <table:table-cell table:style-name="Таблица1.A1" office:value-type="string">
            <text:p text:style-name="P24">Java</text:p>
          </table:table-cell>
          <table:table-cell table:style-name="Таблица1.A1" office:value-type="string">
            <text:p text:style-name="P23">nodejs</text:p>
          </table:table-cell>
          <table:table-cell table:style-name="Таблица1.E1" office:value-type="string">
            <text:p text:style-name="P23">C++</text:p>
          </table:table-cell>
        </table:table-row>
        <table:table-row>
          <table:table-cell table:style-name="Таблица1.A2" office:value-type="string">
            <text:p text:style-name="P26">Скорость</text:p>
          </table:table-cell>
          <table:table-cell table:style-name="Таблица1.A2" office:value-type="string">
            <text:p text:style-name="P23">-</text:p>
          </table:table-cell>
          <table:table-cell table:style-name="Таблица1.A2" office:value-type="string">
            <text:p text:style-name="P24">-</text:p>
          </table:table-cell>
          <table:table-cell table:style-name="Таблица1.A2" office:value-type="string">
            <text:p text:style-name="P23">-</text:p>
          </table:table-cell>
          <table:table-cell table:style-name="Таблица1.E2" office:value-type="string">
            <text:p text:style-name="P26">+</text:p>
          </table:table-cell>
        </table:table-row>
        <table:table-row>
          <table:table-cell table:style-name="Таблица1.A2" office:value-type="string">
            <text:p text:style-name="P18">Опыт работы</text:p>
          </table:table-cell>
          <table:table-cell table:style-name="Таблица1.A2" office:value-type="string">
            <text:p text:style-name="P19">+</text:p>
          </table:table-cell>
          <table:table-cell table:style-name="Таблица1.A2" office:value-type="string">
            <text:p text:style-name="P19">-</text:p>
          </table:table-cell>
          <table:table-cell table:style-name="Таблица1.A2" office:value-type="string">
            <text:p text:style-name="P20">-</text:p>
          </table:table-cell>
          <table:table-cell table:style-name="Таблица1.E2" office:value-type="string">
            <text:p text:style-name="P19">-</text:p>
          </table:table-cell>
        </table:table-row>
        <table:table-row>
          <table:table-cell table:style-name="Таблица1.A2" office:value-type="string">
            <text:p text:style-name="P18">Удобство</text:p>
          </table:table-cell>
          <table:table-cell table:style-name="Таблица1.A2" office:value-type="string">
            <text:p text:style-name="P19">+</text:p>
          </table:table-cell>
          <table:table-cell table:style-name="Таблица1.A2" office:value-type="string">
            <text:p text:style-name="P19">-</text:p>
          </table:table-cell>
          <table:table-cell table:style-name="Таблица1.A2" office:value-type="string">
            <text:p text:style-name="P24">+</text:p>
          </table:table-cell>
          <table:table-cell table:style-name="Таблица1.E2" office:value-type="string">
            <text:p text:style-name="P20">-</text:p>
          </table:table-cell>
        </table:table-row>
        <table:table-row>
          <table:table-cell table:style-name="Таблица1.A2" office:value-type="string">
            <text:p text:style-name="P19">Наличие необходимых библиотек </text:p>
          </table:table-cell>
          <table:table-cell table:style-name="Таблица1.A2" office:value-type="string">
            <text:p text:style-name="P24">+</text:p>
          </table:table-cell>
          <table:table-cell table:style-name="Таблица1.A2" office:value-type="string">
            <text:p text:style-name="P24">-</text:p>
          </table:table-cell>
          <table:table-cell table:style-name="Таблица1.A2" office:value-type="string">
            <text:p text:style-name="P19">-</text:p>
          </table:table-cell>
          <table:table-cell table:style-name="Таблица1.E2" office:value-type="string">
            <text:p text:style-name="P19">-</text:p>
          </table:table-cell>
        </table:table-row>
        <table:table-row>
          <table:table-cell table:style-name="Таблица1.A2" office:value-type="string">
            <text:p text:style-name="P21">Ресурсозатратность</text:p>
          </table:table-cell>
          <table:table-cell table:style-name="Таблица1.A2" office:value-type="string">
            <text:p text:style-name="P24">-</text:p>
          </table:table-cell>
          <table:table-cell table:style-name="Таблица1.A2" office:value-type="string">
            <text:p text:style-name="P27">-</text:p>
          </table:table-cell>
          <table:table-cell table:style-name="Таблица1.A2" office:value-type="string">
            <text:p text:style-name="P22">+</text:p>
          </table:table-cell>
          <table:table-cell table:style-name="Таблица1.E2" office:value-type="string">
            <text:p text:style-name="P22">+</text:p>
          </table:table-cell>
        </table:table-row>
        <table:table-row>
          <table:table-cell table:style-name="Таблица1.A2" office:value-type="string">
            <text:p text:style-name="P19">Предпочтения участников</text:p>
          </table:table-cell>
          <table:table-cell table:style-name="Таблица1.A2" office:value-type="string">
            <text:p text:style-name="P19">+</text:p>
          </table:table-cell>
          <table:table-cell table:style-name="Таблица1.A2" office:value-type="string">
            <text:p text:style-name="P19">-</text:p>
          </table:table-cell>
          <table:table-cell table:style-name="Таблица1.A2" office:value-type="string">
            <text:p text:style-name="P24">+</text:p>
          </table:table-cell>
          <table:table-cell table:style-name="Таблица1.E2" office:value-type="string">
            <text:p text:style-name="P20">-</text:p>
          </table:table-cell>
        </table:table-row>
      </table:table>
      <text:p text:style-name="P6"/>
      <text:p text:style-name="P6"/>
      <text:p text:style-name="P6">Выбор базы данных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Критерий\название </text:p>
          </table:table-cell>
          <table:table-cell table:style-name="Таблица2.A1" office:value-type="string">
            <text:p text:style-name="P22"><text:s/><text:span text:style-name="T9">MongoDB</text:span></text:p>
          </table:table-cell>
          <table:table-cell table:style-name="Таблица2.A1" office:value-type="string">
            <text:p text:style-name="P25">MySQL</text:p>
          </table:table-cell>
          <table:table-cell table:style-name="Таблица2.D1" office:value-type="string">
            <text:p text:style-name="P25">PostgreSQL</text:p>
          </table:table-cell>
        </table:table-row>
        <table:table-row>
          <table:table-cell table:style-name="Таблица2.A2" office:value-type="string">
            <text:p text:style-name="P22">Удобство использования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22">+</text:p>
          </table:table-cell>
          <table:table-cell table:style-name="Таблица2.D2" office:value-type="string">
            <text:p text:style-name="P20">-</text:p>
          </table:table-cell>
        </table:table-row>
        <table:table-row>
          <table:table-cell table:style-name="Таблица2.A2" office:value-type="string">
            <text:p text:style-name="P22">Оптимизация под хранение данных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20">-</text:p>
          </table:table-cell>
          <table:table-cell table:style-name="Таблица2.D2" office:value-type="string">
            <text:p text:style-name="P20">-</text:p>
          </table:table-cell>
        </table:table-row>
        <table:table-row>
          <table:table-cell table:style-name="Таблица2.A2" office:value-type="string">
            <text:p text:style-name="P22">Скорость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22">-</text:p>
          </table:table-cell>
          <table:table-cell table:style-name="Таблица2.D2" office:value-type="string">
            <text:p text:style-name="P20">-</text:p>
          </table:table-cell>
        </table:table-row>
      </table:table>
      <text:p text:style-name="P17"><text:soft-page-break/></text:p>
      <text:h text:style-name="P31" text:outline-level="1"><text:bookmark-start text:name="__RefHeading___Toc2560_2438665916"/>Описание основных этапов разработки<text:bookmark-end text:name="__RefHeading___Toc2560_2438665916"/></text:h>
      <text:p text:style-name="P42">…</text:p>
      <text:h text:style-name="P31" text:outline-level="1"><text:bookmark-start text:name="__RefHeading___Toc2562_2438665916"/>Структурная и функциональная и схема<text:bookmark-end text:name="__RefHeading___Toc2562_2438665916"/></text:h>
      <text:p text:style-name="Text_20_body"><text:span text:style-name="T10"/></text:p>
      <text:p text:style-name="P39"><draw:frame draw:style-name="fr1" draw:name="Изображение1" text:anchor-type="char" svg:width="17cm" svg:height="1.03cm" draw:z-index="0"><draw:image xlink:href="Pictures/10000000000002B40000002A4A063BC5A48453D4.jpg" xlink:type="simple" xlink:show="embed" xlink:actuate="onLoad" loext:mime-type="image/jpeg"/></draw:frame></text:p>
      <text:h text:style-name="P31" text:outline-level="1"><text:bookmark-start text:name="__RefHeading___Toc2564_2438665916"/>Алгоритм работы программного продукта<text:bookmark-end text:name="__RefHeading___Toc2564_2438665916"/></text:h>
      <text:p text:style-name="P42">…</text:p>
      <text:h text:style-name="P31" text:outline-level="1"><text:bookmark-start text:name="__RefHeading___Toc2566_2438665916"/>Описание проведенных испытаний в соответствии с регламентом кейса<text:bookmark-end text:name="__RefHeading___Toc2566_2438665916"/></text:h>
      <text:p text:style-name="P41">...</text:p>
      <text:h text:style-name="P31" text:outline-level="1"><text:bookmark-start text:name="__RefHeading___Toc2568_2438665916"/>Результаты разработки<text:bookmark-end text:name="__RefHeading___Toc2568_2438665916"/></text:h>
      <text:p text:style-name="P41">...</text:p>
      <text:h text:style-name="P31" text:outline-level="1"><text:bookmark-start text:name="__RefHeading___Toc2570_2438665916"/>Программный код<text:bookmark-end text:name="__RefHeading___Toc2570_2438665916"/></text:h>
      <text:p text:style-name="P43">..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Liberation Serif1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1.499c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2" fo:font-family="'Liberation Serif'" style:font-style-name="Жирный" style:font-family-generic="roman" style:font-pitch="variable" fo:font-size="14pt" fo:font-weight="bold" style:font-size-asian="130%" style:font-weight-asian="bold" style:font-size-complex="130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2" fo:font-family="'Liberation Serif'" style:font-style-name="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Liberation Serif2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.42cm" fo:margin-bottom="0.21cm" loext:contextual-spacing="false" fo:text-align="center" style:justify-single-word="false" fo:text-indent="0cm" style:auto-text-indent="false" style:page-number="auto"/>
      <style:text-properties style:font-name="Liberation Serif2" fo:font-family="'Liberation Serif'" style:font-style-name="Жирный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1" fo:font-family="'Liberation Serif'" style:font-style-name="Жирный курсив" style:font-family-generic="roman" style:font-pitch="variable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2" fo:font-family="'Liberation Serif'" style:font-style-name="Жирный" style:font-family-generic="roman" style:font-pitch="variable" fo:font-size="14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01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2a6099" fo:font-size="16pt" fo:font-weight="normal" officeooo:rsid="02fe698d" officeooo:paragraph-rsid="0301dd62" style:font-size-asian="16pt" style:font-weight-asian="normal" style:font-size-complex="16pt" style:font-weight-complex="normal"/>
    </style:style>
    <style:style style:name="MP2" style:family="paragraph" style:parent-style-name="Horizontal_20_Line">
      <style:text-properties officeooo:rsid="0214ba5b"/>
    </style:style>
    <style:style style:name="MP3" style:family="paragraph" style:parent-style-name="Footer">
      <style:paragraph-properties fo:text-align="end" style:justify-single-word="false"/>
      <style:text-properties officeooo:rsid="0214ba5b" officeooo:paragraph-rsid="0214ba5b"/>
    </style:style>
    <style:style style:name="MP4" style:family="paragraph" style:parent-style-name="Header">
      <style:text-properties fo:font-style="italic" fo:font-weight="bold" officeooo:rsid="0300c661" officeooo:paragraph-rsid="0300c661" style:font-style-asian="italic" style:font-weight-asian="bold" style:font-style-complex="italic" style:font-weight-complex="bold"/>
    </style:style>
    <style:style style:name="MP5" style:family="paragraph" style:parent-style-name="Footer">
      <style:paragraph-properties fo:text-align="center" style:justify-single-word="false"/>
      <style:text-properties officeooo:rsid="020f2cac" officeooo:paragraph-rsid="020f2cac"/>
    </style:style>
    <style:style style:name="MT1" style:family="text">
      <style:text-properties officeooo:rsid="0301dd62"/>
    </style:style>
    <style:style style:name="MT2" style:family="text">
      <style:text-properties officeooo:rsid="02fe69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 и обработка данных температуры</text:p>
        <text:p text:style-name="MP2"/>
      </style:header>
      <style:footer>
        <text:p text:style-name="Horizontal_20_Line"/>
        <text:p text:style-name="MP3"><text:page-number style:num-format="1"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MP4">ГБОУ Школа №<text:span text:style-name="MT1">1387</text:span></text:p>
      </style:header>
      <style:footer>
        <text:p text:style-name="MP5">МОСКВА 20<text:span text:style-name="MT2">20</text:span></text:p>
      </style:footer>
    </style:master-page>
    <style:master-page style:name="Endnote" style:page-layout-name="Mpm3"/>
    <style:master-page style:name="Left_20_Page" style:display-name="Left Page" style:page-layout-name="Mpm4" style:next-style-name="Right_20_Page">
      <style:footer>
        <text:p text:style-name="Footer"/>
      </style:footer>
    </style:master-page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8-09-03T12:00:35.272839264</meta:creation-date>
    <meta:editing-duration>P3DT1H9M18S</meta:editing-duration>
    <meta:editing-cycles>388</meta:editing-cycles>
    <meta:generator>LibreOffice/6.4.1.2$MacOSX_X86_64 LibreOffice_project/4d224e95b98b138af42a64d84056446d09082932</meta:generator>
    <meta:initial-creator>developer  </meta:initial-creator>
    <dc:date>2020-03-05T16:00:18.015242452</dc:date>
    <dc:description>Данный документ содержит описание бизнес-требований предъявляемых к ИСС</dc:description>
    <meta:keyword>Описание</meta:keyword>
    <meta:keyword>требования</meta:keyword>
    <meta:keyword>концепция</meta:keyword>
    <meta:keyword>правила</meta:keyword>
    <meta:keyword>преимущества</meta:keyword>
    <dc:subject>Бизнес-требования</dc:subject>
    <dc:title>ИНФОРМАЦИОННО-СПРАВОЧНАЯ СИСТЕМА</dc:title>
    <meta:document-statistic meta:table-count="2" meta:image-count="1" meta:object-count="0" meta:page-count="4" meta:paragraph-count="90" meta:word-count="250" meta:character-count="1699" meta:non-whitespace-character-count="1543"/>
  </office:meta>
</office:document-meta>
</file>